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yCaclModule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yCaclModules.Calc?language=Basic&amp;location=document" xlink:type="simple"/>
              </office:event-listeners>
            </form:button>
          </form:form>
        </office:forms>
        <table:shapes>
          <draw:control draw:z-index="0" draw:name="Control 1" draw:text-style-name="P1" svg:width="1.7854in" svg:height="0.3634in" svg:x="5.1945in" svg:y="1.535in" draw:control="control1"/>
        </table:shapes>
        <table:table-column table:style-name="co1" table:number-columns-repeated="2" table:default-cell-style-name="Default"/>
        <table:table-column table:style-name="co1" table:number-columns-repeated="2" table:default-cell-style-name="ce1"/>
        <table:table-column table:style-name="co1" table:number-columns-repeated="3" table:default-cell-style-name="Default"/>
        <table:table-row table:style-name="ro1">
          <table:table-cell table:number-columns-repeated="2"/>
          <table:table-cell table:style-name="Default" table:number-columns-repeated="2"/>
          <table:table-cell table:number-columns-repeated="3"/>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7.23" calcext:value-type="float">
            <text:p>27.23</text:p>
          </table:table-cell>
          <table:table-cell office:value-type="float" office:value="0" calcext:value-type="float">
            <text:p>0</text:p>
          </table:table-cell>
          <table:table-cell/>
          <table:table-cell office:value-type="string" calcext:value-type="string">
            <text:p>Asset sum</text:p>
          </table:table-cell>
          <table:table-cell office:value-type="float" office:value="37.1" calcext:value-type="float">
            <text:p>37.1</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office:value-type="float" office:value="-10" calcext:value-type="float">
            <text:p>-10</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7" calcext:value-type="float">
            <text:p>7</text:p>
          </table:table-cell>
          <table:table-cell/>
          <table:table-cell office:value-type="string" calcext:value-type="string">
            <text:p>Sums</text:p>
          </table:table-cell>
          <table:table-cell office:value-type="float" office:value="27.1" calcext:value-type="float">
            <text:p>27.1</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5.3" calcext:value-type="float">
            <text:p>5.3</text:p>
          </table:table-cell>
          <table:table-cell table:number-columns-repeated="4"/>
        </table:table-row>
        <table:table-row table:style-name="ro1">
          <table:table-cell/>
          <table:table-cell office:value-type="string" calcext:value-type="string">
            <text:p>Test7</text:p>
          </table:table-cell>
          <table:table-cell office:value-type="float" office:value="1.1" calcext:value-type="float">
            <text:p>1.1</text:p>
          </table:table-cell>
          <table:table-cell table:number-columns-repeated="4"/>
        </table:table-row>
        <table:table-row table:style-name="ro1">
          <table:table-cell/>
          <table:table-cell office:value-type="string" calcext:value-type="string">
            <text:p>Test8</text:p>
          </table:table-cell>
          <table:table-cell office:value-type="float" office:value="3.17" calcext:value-type="float">
            <text:p>3.17</text:p>
          </table:table-cell>
          <table:table-cell table:number-columns-repeated="4"/>
        </table:table-row>
        <table:table-row table:style-name="ro1">
          <table:table-cell table:number-columns-repeated="2"/>
          <table:table-cell table:style-name="Default" table:number-columns-repeated="2"/>
          <table:table-cell table:number-columns-repeated="3"/>
        </table:table-row>
        <table:table-row table:style-name="ro1">
          <table:table-cell table:number-columns-repeated="2"/>
          <table:table-cell table:style-name="Default" table:number-columns-repeated="2"/>
          <table:table-cell/>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04T06:08:52.205306936</dc:date>
    <meta:editing-duration>P1DT9H28M11S</meta:editing-duration>
    <meta:editing-cycles>191</meta:editing-cycles>
    <meta:generator>LibreOffice/7.4.2.3$MacOSX_X86_64 LibreOffice_project/382eef1f22670f7f4118c8c2dd222ec7ad009daf</meta:generator>
    <meta:document-statistic meta:table-count="1" meta:cell-count="34" meta:object-count="1"/>
  </office:meta>
</office:document-meta>
</file>

<file path=Basic/Standard/MyCaclModules.xml><?xml version="1.0" encoding="utf-8"?>
<!DOCTYPE module  PUBLIC '-//OpenOffice.org//DTD OfficeDocument 1.0//EN'  'module.dtd'>
<script:module xmlns:script="http://openoffice.org/2000/script" script:name="MyCaclModules" script:language="StarBasic" script:moduleType="normal">REM  *****  BASIC  ***** 
Option VBASupport 1

Function FindAddress(Sheet As Object, str As String) As Object
	Dim Doc, Descript, Targ As Object

	Descript = Sheet.createSearchDescriptor
	Descript.SearchRegularExpression = True
	Descript.SearchString = str REM "Asset"
	Targ = Sheet.FindFirst(Descript)
	FindAddress = Targ.CellAddress
End Function

Sub MaSomme(sheetStringByName As String, strColByName As String,strRes As String)
    On Local Error GoTo AlertAndExecNextMe

	Dim x As Double
	Dim oCell, oSheet As Object
	Dim u,k As Double
	Dim s As String
	Dim i as Integer
	Dim cellAddress As Object

	oSheet = ThisComponent.Sheets.getByName(sheetStringByName)

													
	cellAddress = FindAddress(oSheet,strColByName)	REM We find column that old strColByName
	i = cellAddress.Column 							REM We have the colum of cell that old strColByName
	k = cellAddress.Row + 1 						REM We have the row  of cell that old strColByName
	                        						REM  then go to next line to start addition
	                        						
	x = 0 											REM Memory that contains the sum of the column
	
	Dim tc REM Type Cellule
	Dim st REM String Cellule

	st = oSheet.getCellByPosition(i,k).String
	tc = oSheet.getCellByPosition(i,k).getType
Dim extra

	Do While tc = 1 Or st = "_" REM we calculate max line (numbers opr "-" ok)
		k = k + 1
		st = oSheet.getCellByPosition(i,k).String
		tc = oSheet.getCellByPosition(i,k).getType
 	Loop
 	
	if tc &gt; 1 And st &lt;&gt; "_" then REM We raise an error
		extra = Cells(k+1, i+1).Address(RowAbsolute:=False, ColumnAbsolute:=False) &amp; " unwanted format value is [" &amp; st &amp; "]"
		Err.Raise 2020, Description:="This is an intended user-defined error at " &amp; extra
	end if	
	
	i = cellAddress.Row + 1 						REM Position ok to calculate column
 	Do While i &lt; k
 		oCell = oSheet.getCellByPosition(cellAddress.column,i)
		u = oCell.value 							REM We get value from cell (cellAddress.column,i)
		x = u + x 									REM We add value to previous value
		i = i + 1
	Loop

	cellAddress = FindAddress(oSheet,strRes)
	i = cellAddress.Column + 1
	k = cellAddress.Row

	oCell = oSheet.getCellByPosition(i,k)

	If strComp(strColByName,"Passive") = 0 Then
		oCell.value = -x
	Else
		oCell.value = x
	End if
    Exit Sub
AlertAndExecNextMe:
    errTitle = "Error "&amp; Err &amp;" at line "&amp; Erl &amp;" in "&amp; Err.Source
    MsgBox Err.Description, MB_ICONEXCLAMATION, errTitle
'    Resume Next
End Sub REM Function

Sub Calc()
	MaSomme "Sheet1","Asset","Asset sum" 				REM Calculus Column named Asset
	MaSomme "Sheet1","Passive","Passive sum"			REM Calculus Column named Passive
	MaSomme "Sheet1","My sum","Sums"				REM Calculus Column named Asset - Passive

'	ThrowErrorsToB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yCaclModu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